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6pt" officeooo:paragraph-rsid="001e8d80" style:font-size-asian="16pt" style:font-size-complex="16pt"/>
    </style:style>
    <style:style style:name="P2" style:family="paragraph" style:parent-style-name="Standard">
      <style:text-properties style:font-name="Liberation Serif" fo:font-size="16pt" fo:language="fr" fo:country="FR" officeooo:rsid="003740a4" officeooo:paragraph-rsid="0038de5c" style:font-size-asian="16pt" style:font-size-complex="16pt"/>
    </style:style>
    <style:style style:name="P3" style:family="paragraph" style:parent-style-name="Standard">
      <style:text-properties style:font-name="Liberation Serif" fo:font-size="16pt" fo:language="fr" fo:country="FR" officeooo:rsid="003740a4" officeooo:paragraph-rsid="003a2eca" style:font-size-asian="16pt" style:font-size-complex="16pt"/>
    </style:style>
    <style:style style:name="P4" style:family="paragraph" style:parent-style-name="Standard">
      <style:text-properties style:font-name="Liberation Serif" fo:font-size="16pt" fo:language="fr" fo:country="FR" officeooo:rsid="002bcea1" officeooo:paragraph-rsid="002bcea1" style:font-size-asian="16pt" style:font-size-complex="16pt"/>
    </style:style>
    <style:style style:name="P5" style:family="paragraph" style:parent-style-name="Standard">
      <style:text-properties style:font-name="Liberation Serif" fo:font-size="16pt" fo:language="fr" fo:country="FR" officeooo:rsid="003a2eca" officeooo:paragraph-rsid="0040fe3c" style:font-size-asian="16pt" style:font-size-complex="16pt"/>
    </style:style>
    <style:style style:name="P6" style:family="paragraph" style:parent-style-name="Standard">
      <style:text-properties officeooo:paragraph-rsid="00201661"/>
    </style:style>
    <style:style style:name="P7" style:family="paragraph" style:parent-style-name="Standard">
      <style:text-properties officeooo:paragraph-rsid="001e8d80"/>
    </style:style>
    <style:style style:name="P8" style:family="paragraph" style:parent-style-name="Standard">
      <style:text-properties officeooo:paragraph-rsid="0023e6bf"/>
    </style:style>
    <style:style style:name="P9" style:family="paragraph" style:parent-style-name="Standard">
      <style:text-properties officeooo:paragraph-rsid="0025773f"/>
    </style:style>
    <style:style style:name="P10" style:family="paragraph" style:parent-style-name="Standard">
      <style:text-properties officeooo:paragraph-rsid="0025dd22"/>
    </style:style>
    <style:style style:name="P11" style:family="paragraph" style:parent-style-name="Standard">
      <style:text-properties fo:language="fr" fo:country="FR" officeooo:paragraph-rsid="0027d424"/>
    </style:style>
    <style:style style:name="P12" style:family="paragraph" style:parent-style-name="Standard">
      <style:text-properties officeooo:paragraph-rsid="00299293"/>
    </style:style>
    <style:style style:name="P13" style:family="paragraph" style:parent-style-name="Standard">
      <style:text-properties officeooo:paragraph-rsid="002bcea1"/>
    </style:style>
    <style:style style:name="P14" style:family="paragraph" style:parent-style-name="Standard">
      <style:text-properties officeooo:paragraph-rsid="002eed4a"/>
    </style:style>
    <style:style style:name="P15" style:family="paragraph" style:parent-style-name="Standard">
      <style:text-properties officeooo:paragraph-rsid="00304600"/>
    </style:style>
    <style:style style:name="P16" style:family="paragraph" style:parent-style-name="Standard">
      <style:text-properties officeooo:paragraph-rsid="00316b2b"/>
    </style:style>
    <style:style style:name="P17" style:family="paragraph" style:parent-style-name="Standard">
      <style:text-properties officeooo:paragraph-rsid="0031e9d8"/>
    </style:style>
    <style:style style:name="P18" style:family="paragraph" style:parent-style-name="Standard">
      <style:text-properties officeooo:paragraph-rsid="0034ba7a"/>
    </style:style>
    <style:style style:name="P19" style:family="paragraph" style:parent-style-name="Standard">
      <style:text-properties officeooo:paragraph-rsid="003740a4"/>
    </style:style>
    <style:style style:name="P20" style:family="paragraph" style:parent-style-name="Standard">
      <style:text-properties officeooo:paragraph-rsid="0038de5c"/>
    </style:style>
    <style:style style:name="P21" style:family="paragraph" style:parent-style-name="Standard">
      <style:text-properties officeooo:paragraph-rsid="003a2eca"/>
    </style:style>
    <style:style style:name="P22" style:family="paragraph" style:parent-style-name="Standard">
      <style:text-properties officeooo:paragraph-rsid="002b6afc" fo:background-color="#ffff00"/>
    </style:style>
    <style:style style:name="P23" style:family="paragraph" style:parent-style-name="Standard">
      <style:text-properties officeooo:paragraph-rsid="002d7238" fo:background-color="#ffff00"/>
    </style:style>
    <style:style style:name="P24" style:family="paragraph" style:parent-style-name="Standard">
      <style:text-properties officeooo:paragraph-rsid="0027573a" fo:background-color="#ffff00"/>
    </style:style>
    <style:style style:name="P25" style:family="paragraph" style:parent-style-name="Standard">
      <style:text-properties officeooo:paragraph-rsid="00406ae7"/>
    </style:style>
    <style:style style:name="P26" style:family="paragraph" style:parent-style-name="Standard">
      <style:text-properties officeooo:paragraph-rsid="00423974"/>
    </style:style>
    <style:style style:name="P27" style:family="paragraph" style:parent-style-name="Standard">
      <style:text-properties fo:font-variant="normal" fo:text-transform="none" fo:color="#000000" style:font-name="Liberation Serif" fo:font-size="16pt" fo:letter-spacing="normal" fo:language="fr" fo:country="FR" fo:font-style="normal" fo:font-weight="normal" officeooo:rsid="001e8d80" officeooo:paragraph-rsid="0040fe3c" style:font-size-asian="16pt" style:font-size-complex="16pt" loext:padding="0in" loext:border="none"/>
    </style:style>
    <style:style style:name="P28" style:family="paragraph" style:parent-style-name="Standard">
      <style:text-properties officeooo:paragraph-rsid="00443756"/>
    </style:style>
    <style:style style:name="P29" style:family="paragraph" style:parent-style-name="Standard">
      <style:text-properties officeooo:paragraph-rsid="0048fd15"/>
    </style:style>
    <style:style style:name="P30" style:family="paragraph" style:parent-style-name="Standard">
      <style:text-properties officeooo:paragraph-rsid="004b6e9e"/>
    </style:style>
    <style:style style:name="P31" style:family="paragraph" style:parent-style-name="Standard">
      <style:text-properties officeooo:paragraph-rsid="004f75ae"/>
    </style:style>
    <style:style style:name="P32" style:family="paragraph" style:parent-style-name="Standard">
      <style:paragraph-properties fo:margin-top="0.1189in" fo:margin-bottom="0.1189in" loext:contextual-spacing="false"/>
      <style:text-properties style:font-name="Liberation Serif" fo:font-size="12pt" fo:language="fr" fo:country="FR" officeooo:rsid="001e8d80" officeooo:paragraph-rsid="001e8d80" style:font-size-asian="10.5pt" style:font-size-complex="12pt"/>
    </style:style>
    <style:style style:name="P33" style:family="paragraph" style:parent-style-name="Standard">
      <style:paragraph-properties fo:margin-top="0.1189in" fo:margin-bottom="0.1189in" loext:contextual-spacing="false"/>
      <style:text-properties style:font-name="Liberation Serif" fo:font-size="12pt" fo:language="fr" fo:country="FR" officeooo:rsid="00201661" officeooo:paragraph-rsid="00201661" style:font-size-asian="10.5pt" style:font-size-complex="12pt"/>
    </style:style>
    <style:style style:name="P34" style:family="paragraph" style:parent-style-name="Standard">
      <style:paragraph-properties fo:margin-top="0.1189in" fo:margin-bottom="0.1189in" loext:contextual-spacing="false"/>
      <style:text-properties style:font-name="Liberation Serif" fo:font-size="12pt" fo:language="fr" fo:country="FR" officeooo:rsid="0023e6bf" officeooo:paragraph-rsid="0025773f" style:font-size-asian="10.5pt" style:font-size-complex="12pt"/>
    </style:style>
    <style:style style:name="P35" style:family="paragraph" style:parent-style-name="Standard">
      <style:paragraph-properties fo:margin-top="0.1189in" fo:margin-bottom="0.1189in" loext:contextual-spacing="false"/>
      <style:text-properties style:font-name="Liberation Serif" fo:font-size="12pt" fo:language="fr" fo:country="FR" officeooo:rsid="0023e6bf" officeooo:paragraph-rsid="002eed4a" style:font-size-asian="10.5pt" style:font-size-complex="12pt"/>
    </style:style>
    <style:style style:name="P36" style:family="paragraph" style:parent-style-name="Standard">
      <style:paragraph-properties fo:margin-top="0.1189in" fo:margin-bottom="0.1189in" loext:contextual-spacing="false"/>
      <style:text-properties style:font-name="Liberation Serif" fo:font-size="12pt" fo:language="fr" fo:country="FR" officeooo:rsid="0025dd22" officeooo:paragraph-rsid="0025dd22" style:font-size-asian="10.5pt" style:font-size-complex="12pt"/>
    </style:style>
    <style:style style:name="P37" style:family="paragraph" style:parent-style-name="Standard">
      <style:paragraph-properties fo:margin-top="0.1189in" fo:margin-bottom="0.1189in" loext:contextual-spacing="false"/>
      <style:text-properties style:font-name="Liberation Serif" fo:font-size="12pt" fo:language="fr" fo:country="FR" officeooo:rsid="0027573a" officeooo:paragraph-rsid="0027573a" style:font-size-asian="10.5pt" style:font-size-complex="12pt"/>
    </style:style>
    <style:style style:name="P38" style:family="paragraph" style:parent-style-name="Standard">
      <style:paragraph-properties fo:margin-top="0.1189in" fo:margin-bottom="0.1189in" loext:contextual-spacing="false"/>
      <style:text-properties style:font-name="Liberation Serif" fo:font-size="12pt" fo:language="fr" fo:country="FR" officeooo:rsid="0027d424" officeooo:paragraph-rsid="0027d424" style:font-size-asian="10.5pt" style:font-size-complex="12pt"/>
    </style:style>
    <style:style style:name="P39" style:family="paragraph" style:parent-style-name="Standard">
      <style:paragraph-properties fo:margin-top="0.1189in" fo:margin-bottom="0.1189in" loext:contextual-spacing="false"/>
      <style:text-properties style:font-name="Liberation Serif" fo:font-size="12pt" fo:language="fr" fo:country="FR" officeooo:rsid="00299293" officeooo:paragraph-rsid="00299293" style:font-size-asian="10.5pt" style:font-size-complex="12pt"/>
    </style:style>
    <style:style style:name="P40" style:family="paragraph" style:parent-style-name="Standard">
      <style:paragraph-properties fo:margin-top="0.1189in" fo:margin-bottom="0.1189in" loext:contextual-spacing="false"/>
      <style:text-properties style:font-name="Liberation Serif" fo:font-size="12pt" fo:language="fr" fo:country="FR" officeooo:rsid="002bcea1" officeooo:paragraph-rsid="002bcea1" style:font-size-asian="10.5pt" style:font-size-complex="12pt"/>
    </style:style>
    <style:style style:name="P41" style:family="paragraph" style:parent-style-name="Standard">
      <style:paragraph-properties fo:margin-top="0.1189in" fo:margin-bottom="0.1189in" loext:contextual-spacing="false"/>
      <style:text-properties style:font-name="Liberation Serif" fo:font-size="12pt" fo:language="fr" fo:country="FR" officeooo:rsid="002df1e2" officeooo:paragraph-rsid="002df1e2" style:font-size-asian="10.5pt" style:font-size-complex="12pt"/>
    </style:style>
    <style:style style:name="P42" style:family="paragraph" style:parent-style-name="Standard">
      <style:paragraph-properties fo:margin-top="0.1189in" fo:margin-bottom="0.1189in" loext:contextual-spacing="false"/>
      <style:text-properties style:font-name="Liberation Serif" fo:font-size="12pt" fo:language="fr" fo:country="FR" officeooo:rsid="002df1e2" officeooo:paragraph-rsid="002eed4a" style:font-size-asian="10.5pt" style:font-size-complex="12pt"/>
    </style:style>
    <style:style style:name="P43" style:family="paragraph" style:parent-style-name="Standard">
      <style:paragraph-properties fo:margin-top="0.1189in" fo:margin-bottom="0.1189in" loext:contextual-spacing="false"/>
      <style:text-properties style:font-name="Liberation Serif" fo:font-size="12pt" fo:language="fr" fo:country="FR" officeooo:rsid="002df1e2" officeooo:paragraph-rsid="00304600" style:font-size-asian="10.5pt" style:font-size-complex="12pt"/>
    </style:style>
    <style:style style:name="P44" style:family="paragraph" style:parent-style-name="Standard">
      <style:paragraph-properties fo:margin-top="0.1189in" fo:margin-bottom="0.1189in" loext:contextual-spacing="false"/>
      <style:text-properties style:font-name="Liberation Serif" fo:font-size="12pt" fo:language="fr" fo:country="FR" officeooo:rsid="002df1e2" officeooo:paragraph-rsid="0031e9d8" style:font-size-asian="10.5pt" style:font-size-complex="12pt"/>
    </style:style>
    <style:style style:name="P45" style:family="paragraph" style:parent-style-name="Standard">
      <style:paragraph-properties fo:margin-top="0.1189in" fo:margin-bottom="0.1189in" loext:contextual-spacing="false"/>
      <style:text-properties style:font-name="Liberation Serif" fo:font-size="12pt" fo:language="fr" fo:country="FR" officeooo:rsid="00304600" officeooo:paragraph-rsid="00304600" style:font-size-asian="10.5pt" style:font-size-complex="12pt"/>
    </style:style>
    <style:style style:name="P46" style:family="paragraph" style:parent-style-name="Standard">
      <style:paragraph-properties fo:margin-top="0.1189in" fo:margin-bottom="0.1189in" loext:contextual-spacing="false"/>
      <style:text-properties style:font-name="Liberation Serif" fo:font-size="12pt" fo:language="fr" fo:country="FR" officeooo:rsid="00316b2b" officeooo:paragraph-rsid="00316b2b" style:font-size-asian="10.5pt" style:font-size-complex="12pt"/>
    </style:style>
    <style:style style:name="P47" style:family="paragraph" style:parent-style-name="Standard">
      <style:paragraph-properties fo:margin-top="0.1189in" fo:margin-bottom="0.1189in" loext:contextual-spacing="false"/>
      <style:text-properties officeooo:paragraph-rsid="002b6afc"/>
    </style:style>
    <style:style style:name="P48" style:family="paragraph" style:parent-style-name="Standard">
      <style:paragraph-properties fo:margin-top="0.1189in" fo:margin-bottom="0.1189in" loext:contextual-spacing="false"/>
      <style:text-properties officeooo:paragraph-rsid="0033cca2"/>
    </style:style>
    <style:style style:name="P49" style:family="paragraph" style:parent-style-name="Standard">
      <style:paragraph-properties fo:margin-top="0.1189in" fo:margin-bottom="0.1189in" loext:contextual-spacing="false"/>
      <style:text-properties officeooo:paragraph-rsid="0034ba7a"/>
    </style:style>
    <style:style style:name="P50" style:family="paragraph" style:parent-style-name="Standard">
      <style:paragraph-properties fo:margin-top="0.1189in" fo:margin-bottom="0.1189in" loext:contextual-spacing="false"/>
      <style:text-properties fo:font-variant="normal" fo:text-transform="none" style:font-name="Liberation Serif" fo:font-size="12pt" fo:letter-spacing="normal" fo:font-style="normal" fo:font-weight="normal" officeooo:paragraph-rsid="0033cca2"/>
    </style:style>
    <style:style style:name="P51" style:family="paragraph" style:parent-style-name="Standard">
      <style:paragraph-properties fo:margin-top="0.1189in" fo:margin-bottom="0.1189in" loext:contextual-spacing="false"/>
      <style:text-properties fo:font-variant="normal" fo:text-transform="none" style:font-name="Liberation Serif" fo:font-size="12pt" fo:letter-spacing="normal" fo:font-style="normal" fo:font-weight="normal" officeooo:paragraph-rsid="0034ba7a"/>
    </style:style>
    <style:style style:name="P52" style:family="paragraph" style:parent-style-name="Standard">
      <style:paragraph-properties fo:margin-top="0.1189in" fo:margin-bottom="0.1189in" loext:contextual-spacing="false"/>
      <style:text-properties fo:font-variant="normal" fo:text-transform="none" style:font-name="Liberation Serif" fo:font-size="12pt" fo:letter-spacing="normal" fo:font-style="normal" fo:font-weight="normal" officeooo:paragraph-rsid="003a2eca"/>
    </style:style>
    <style:style style:name="P53" style:family="paragraph" style:parent-style-name="Standard">
      <style:paragraph-properties fo:margin-top="0.1189in" fo:margin-bottom="0.1189in" loext:contextual-spacing="false"/>
      <style:text-properties fo:font-variant="normal" fo:text-transform="none" style:font-name="Liberation Serif" fo:font-size="12pt" fo:letter-spacing="normal" fo:font-style="normal" fo:font-weight="normal" officeooo:rsid="003c1e93" officeooo:paragraph-rsid="003c1e93"/>
    </style:style>
    <style:style style:name="P54"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06ae7" officeooo:paragraph-rsid="00406ae7"/>
    </style:style>
    <style:style style:name="P55" style:family="paragraph" style:parent-style-name="Standard">
      <style:paragraph-properties fo:margin-top="0.1189in" fo:margin-bottom="0.1189in" loext:contextual-spacing="false"/>
      <style:text-properties officeooo:rsid="003740a4" officeooo:paragraph-rsid="003740a4"/>
    </style:style>
    <style:style style:name="P56" style:family="paragraph" style:parent-style-name="Standard">
      <style:paragraph-properties fo:margin-top="0.1189in" fo:margin-bottom="0.1189in" loext:contextual-spacing="false"/>
      <style:text-properties officeooo:rsid="003740a4" officeooo:paragraph-rsid="0038de5c"/>
    </style:style>
    <style:style style:name="P57" style:family="paragraph" style:parent-style-name="Standard">
      <style:paragraph-properties fo:margin-top="0.1189in" fo:margin-bottom="0.1189in" loext:contextual-spacing="false"/>
      <style:text-properties officeooo:rsid="003c08ec" officeooo:paragraph-rsid="003c08ec"/>
    </style:style>
    <style:style style:name="P58" style:family="paragraph" style:parent-style-name="Standard">
      <style:paragraph-properties fo:margin-top="0.1189in" fo:margin-bottom="0.1189in" loext:contextual-spacing="false"/>
      <style:text-properties officeooo:paragraph-rsid="0040fe3c"/>
    </style:style>
    <style:style style:name="P59" style:family="paragraph" style:parent-style-name="Standard">
      <style:paragraph-properties fo:margin-top="0.1189in" fo:margin-bottom="0.1189in" loext:contextual-spacing="false"/>
      <style:text-properties officeooo:paragraph-rsid="00423974"/>
    </style:style>
    <style:style style:name="P60" style:family="paragraph" style:parent-style-name="Standard">
      <style:paragraph-properties fo:margin-top="0.1189in" fo:margin-bottom="0.1189in" loext:contextual-spacing="false"/>
      <style:text-properties officeooo:paragraph-rsid="00443756"/>
    </style:style>
    <style:style style:name="P61" style:family="paragraph" style:parent-style-name="Standard">
      <style:paragraph-properties fo:margin-top="0.1189in" fo:margin-bottom="0.1189in" loext:contextual-spacing="false"/>
      <style:text-properties officeooo:paragraph-rsid="0048fd15"/>
    </style:style>
    <style:style style:name="P62" style:family="paragraph" style:parent-style-name="Standard">
      <style:paragraph-properties fo:margin-top="0.1189in" fo:margin-bottom="0.1189in" loext:contextual-spacing="false"/>
      <style:text-properties officeooo:paragraph-rsid="004b6e9e"/>
    </style:style>
    <style:style style:name="P63" style:family="paragraph" style:parent-style-name="Standard">
      <style:paragraph-properties fo:margin-top="0.1189in" fo:margin-bottom="0.1189in" loext:contextual-spacing="false"/>
      <style:text-properties officeooo:paragraph-rsid="004f75ae"/>
    </style:style>
    <style:style style:name="P64"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5feac" officeooo:paragraph-rsid="00443756"/>
    </style:style>
    <style:style style:name="P65"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5feac" officeooo:paragraph-rsid="004b6e9e"/>
    </style:style>
    <style:style style:name="P66"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5feac" officeooo:paragraph-rsid="004f75ae"/>
    </style:style>
    <style:style style:name="P67"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5feac" officeooo:paragraph-rsid="0048fd15"/>
    </style:style>
    <style:style style:name="P68"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b9570" officeooo:paragraph-rsid="004b6e9e"/>
    </style:style>
    <style:style style:name="P69" style:family="paragraph" style:parent-style-name="Standard">
      <style:paragraph-properties fo:margin-top="0.1189in" fo:margin-bottom="0.1189in" loext:contextual-spacing="false"/>
      <style:text-properties fo:font-variant="normal" fo:text-transform="none" style:font-name="Liberation Serif" fo:font-size="12pt" fo:letter-spacing="normal" fo:language="fr" fo:country="FR" fo:font-style="normal" fo:font-weight="normal" officeooo:rsid="004b9570" officeooo:paragraph-rsid="004f75ae"/>
    </style:style>
    <style:style style:name="P70" style:family="paragraph" style:parent-style-name="Standard">
      <style:text-properties officeooo:paragraph-rsid="00423974"/>
    </style:style>
    <style:style style:name="P71" style:family="paragraph" style:parent-style-name="Standard">
      <style:text-properties officeooo:paragraph-rsid="00443756"/>
    </style:style>
    <style:style style:name="T1" style:family="text">
      <style:text-properties officeooo:rsid="001e8d80"/>
    </style:style>
    <style:style style:name="T2" style:family="text">
      <style:text-properties style:font-name="Liberation Serif" fo:font-size="16pt" style:font-size-asian="16pt" style:font-size-complex="16pt"/>
    </style:style>
    <style:style style:name="T3" style:family="text">
      <style:text-properties style:font-name="Liberation Serif" fo:font-size="16pt" officeooo:rsid="001e8d80" style:font-size-asian="16pt" style:font-size-complex="16pt"/>
    </style:style>
    <style:style style:name="T4" style:family="text">
      <style:text-properties style:font-name="Liberation Serif" fo:font-size="16pt" officeooo:rsid="00201661" style:font-size-asian="16pt" style:font-size-complex="16pt"/>
    </style:style>
    <style:style style:name="T5" style:family="text">
      <style:text-properties style:font-name="Liberation Serif" fo:font-size="16pt" officeooo:rsid="0023e6bf" style:font-size-asian="16pt" style:font-size-complex="16pt"/>
    </style:style>
    <style:style style:name="T6" style:family="text">
      <style:text-properties style:font-name="Liberation Serif" fo:font-size="16pt" officeooo:rsid="0025773f" style:font-size-asian="16pt" style:font-size-complex="16pt"/>
    </style:style>
    <style:style style:name="T7" style:family="text">
      <style:text-properties style:font-name="Liberation Serif" fo:font-size="16pt" officeooo:rsid="0025dd22" style:font-size-asian="16pt" style:font-size-complex="16pt"/>
    </style:style>
    <style:style style:name="T8" style:family="text">
      <style:text-properties style:font-name="Liberation Serif" fo:font-size="16pt" officeooo:rsid="0027573a" style:font-size-asian="16pt" style:font-size-complex="16pt"/>
    </style:style>
    <style:style style:name="T9" style:family="text">
      <style:text-properties style:font-name="Liberation Serif" fo:font-size="16pt" officeooo:rsid="0027d424" style:font-size-asian="16pt" style:font-size-complex="16pt"/>
    </style:style>
    <style:style style:name="T10" style:family="text">
      <style:text-properties style:font-name="Liberation Serif" fo:font-size="16pt" officeooo:rsid="002b6afc" style:font-size-asian="16pt" style:font-size-complex="16pt"/>
    </style:style>
    <style:style style:name="T11" style:family="text">
      <style:text-properties style:font-name="Liberation Serif" fo:font-size="16pt" fo:language="fr" fo:country="FR" officeooo:rsid="00299293" style:font-size-asian="16pt" style:font-size-complex="16pt"/>
    </style:style>
    <style:style style:name="T12" style:family="text">
      <style:text-properties style:font-name="Liberation Serif" fo:font-size="16pt" fo:language="fr" fo:country="FR" officeooo:rsid="001e8d80" style:font-size-asian="16pt" style:font-size-complex="16pt"/>
    </style:style>
    <style:style style:name="T13" style:family="text">
      <style:text-properties style:font-name="Liberation Serif" fo:font-size="16pt" fo:language="fr" fo:country="FR" officeooo:rsid="002b6afc" style:font-size-asian="16pt" style:font-size-complex="16pt"/>
    </style:style>
    <style:style style:name="T14" style:family="text">
      <style:text-properties style:font-name="Liberation Serif" fo:font-size="16pt" fo:language="fr" fo:country="FR" officeooo:rsid="002bcea1" style:font-size-asian="16pt" style:font-size-complex="16pt"/>
    </style:style>
    <style:style style:name="T15" style:family="text">
      <style:text-properties style:font-name="Liberation Serif" fo:font-size="16pt" fo:language="fr" fo:country="FR" officeooo:rsid="0023e6bf" style:font-size-asian="16pt" style:font-size-complex="16pt"/>
    </style:style>
    <style:style style:name="T16" style:family="text">
      <style:text-properties style:font-name="Liberation Serif" fo:font-size="16pt" fo:language="fr" fo:country="FR" officeooo:rsid="002d7238" style:font-size-asian="16pt" style:font-size-complex="16pt"/>
    </style:style>
    <style:style style:name="T17" style:family="text">
      <style:text-properties style:font-name="Liberation Serif" fo:font-size="16pt" fo:language="fr" fo:country="FR" officeooo:rsid="002eed4a" style:font-size-asian="16pt" style:font-size-complex="16pt"/>
    </style:style>
    <style:style style:name="T18" style:family="text">
      <style:text-properties style:font-name="Liberation Serif" fo:font-size="16pt" fo:language="fr" fo:country="FR" officeooo:rsid="00304600" style:font-size-asian="16pt" style:font-size-complex="16pt"/>
    </style:style>
    <style:style style:name="T19" style:family="text">
      <style:text-properties style:font-name="Liberation Serif" fo:font-size="16pt" fo:language="fr" fo:country="FR" officeooo:rsid="00316b2b" style:font-size-asian="16pt" style:font-size-complex="16pt"/>
    </style:style>
    <style:style style:name="T20" style:family="text">
      <style:text-properties style:font-name="Liberation Serif" fo:font-size="16pt" fo:language="fr" fo:country="FR" officeooo:rsid="0031e9d8" style:font-size-asian="16pt" style:font-size-complex="16pt"/>
    </style:style>
    <style:style style:name="T21" style:family="text">
      <style:text-properties style:font-name="Liberation Serif" fo:font-size="16pt" fo:language="fr" fo:country="FR" officeooo:rsid="0034ba7a" style:font-size-asian="16pt" style:font-size-complex="16pt"/>
    </style:style>
    <style:style style:name="T22" style:family="text">
      <style:text-properties style:font-name="Liberation Serif" fo:font-size="16pt" fo:language="fr" fo:country="FR" officeooo:rsid="003740a4" style:font-size-asian="16pt" style:font-size-complex="16pt"/>
    </style:style>
    <style:style style:name="T23" style:family="text">
      <style:text-properties style:font-name="Liberation Serif" fo:font-size="16pt" fo:language="fr" fo:country="FR" officeooo:rsid="0038de5c" style:font-size-asian="16pt" style:font-size-complex="16pt"/>
    </style:style>
    <style:style style:name="T24" style:family="text">
      <style:text-properties style:font-name="Liberation Serif" fo:font-size="16pt" fo:language="fr" fo:country="FR" officeooo:rsid="003a2eca" style:font-size-asian="16pt" style:font-size-complex="16pt"/>
    </style:style>
    <style:style style:name="T25" style:family="text">
      <style:text-properties style:font-name="Liberation Serif" fo:font-size="16pt" fo:language="fr" fo:country="FR" officeooo:rsid="00406ae7" style:font-size-asian="16pt" style:font-size-complex="16pt"/>
    </style:style>
    <style:style style:name="T26" style:family="text">
      <style:text-properties style:font-name="Liberation Serif" fo:font-size="16pt" fo:language="fr" fo:country="FR" officeooo:rsid="0040fe3c" style:font-size-asian="16pt" style:font-size-complex="16pt"/>
    </style:style>
    <style:style style:name="T27" style:family="text">
      <style:text-properties style:font-name="Liberation Serif" fo:font-size="16pt" fo:language="fr" fo:country="FR" officeooo:rsid="00423974" style:font-size-asian="16pt" style:font-size-complex="16pt"/>
    </style:style>
    <style:style style:name="T28" style:family="text">
      <style:text-properties style:font-name="Liberation Serif" fo:font-size="16pt" fo:language="fr" fo:country="FR" officeooo:rsid="00443756" style:font-size-asian="16pt" style:font-size-complex="16pt"/>
    </style:style>
    <style:style style:name="T29" style:family="text">
      <style:text-properties style:font-name="Liberation Serif" fo:font-size="16pt" fo:language="fr" fo:country="FR" officeooo:rsid="0048fd15" style:font-size-asian="16pt" style:font-size-complex="16pt"/>
    </style:style>
    <style:style style:name="T30" style:family="text">
      <style:text-properties style:font-name="Liberation Serif" fo:font-size="16pt" fo:language="fr" fo:country="FR" officeooo:rsid="004b6e9e" style:font-size-asian="16pt" style:font-size-complex="16pt"/>
    </style:style>
    <style:style style:name="T31" style:family="text">
      <style:text-properties style:font-name="Liberation Serif" fo:font-size="16pt" fo:language="fr" fo:country="FR" officeooo:rsid="004f75ae" style:font-size-asian="16pt" style:font-size-complex="16pt"/>
    </style:style>
    <style:style style:name="T32" style:family="text">
      <style:text-properties style:font-name="Liberation Serif" fo:font-size="12pt" fo:language="fr" fo:country="FR" officeooo:rsid="00299293" style:font-size-asian="10.5pt" style:font-size-complex="12pt"/>
    </style:style>
    <style:style style:name="T33" style:family="text">
      <style:text-properties style:font-name="Liberation Serif" fo:font-size="12pt" fo:language="fr" fo:country="FR" officeooo:rsid="002b6afc" style:font-size-asian="10.5pt" style:font-size-complex="12pt"/>
    </style:style>
    <style:style style:name="T34" style:family="text">
      <style:text-properties style:font-name="Liberation Serif" fo:font-size="12pt" fo:language="fr" fo:country="FR" officeooo:rsid="0033cca2" style:font-size-asian="10.5pt" style:font-size-complex="12pt"/>
    </style:style>
    <style:style style:name="T35" style:family="text">
      <style:text-properties officeooo:rsid="0020d4e3"/>
    </style:style>
    <style:style style:name="T36" style:family="text">
      <style:text-properties officeooo:rsid="0025773f"/>
    </style:style>
    <style:style style:name="T37" style:family="text">
      <style:text-properties officeooo:rsid="00301330"/>
    </style:style>
    <style:style style:name="T38" style:family="text">
      <style:text-properties fo:font-variant="normal" fo:text-transform="none" style:font-name="Liberation Serif" fo:font-size="16pt" fo:letter-spacing="normal" fo:language="fr" fo:country="FR" fo:font-style="normal" fo:font-weight="normal" officeooo:rsid="002eed4a" style:font-size-asian="16pt" style:font-size-complex="16pt"/>
    </style:style>
    <style:style style:name="T39" style:family="text">
      <style:text-properties fo:font-variant="normal" fo:text-transform="none" style:font-name="Liberation Serif" fo:font-size="12pt" fo:letter-spacing="normal" fo:font-style="normal" fo:font-weight="normal"/>
    </style:style>
    <style:style style:name="T40" style:family="text">
      <style:text-properties fo:font-variant="normal" fo:text-transform="none" style:font-name="Liberation Serif" fo:font-size="12pt" fo:letter-spacing="normal" fo:language="fr" fo:country="FR" fo:font-style="normal" fo:font-weight="normal"/>
    </style:style>
    <style:style style:name="T41" style:family="text">
      <style:text-properties fo:font-variant="normal" fo:text-transform="none" style:font-name="Liberation Serif" fo:font-size="12pt" fo:letter-spacing="normal" fo:language="fr" fo:country="FR" fo:font-style="normal" fo:font-weight="normal" officeooo:rsid="0034ba7a"/>
    </style:style>
    <style:style style:name="T42" style:family="text">
      <style:text-properties fo:font-variant="normal" fo:text-transform="none" style:font-name="Liberation Serif" fo:font-size="12pt" fo:letter-spacing="normal" fo:language="fr" fo:country="FR" fo:font-style="normal" fo:font-weight="normal" officeooo:rsid="0035f8b3"/>
    </style:style>
    <style:style style:name="T43" style:family="text">
      <style:text-properties fo:font-variant="normal" fo:text-transform="none" style:font-name="Liberation Serif" fo:font-size="12pt" fo:letter-spacing="normal" fo:language="fr" fo:country="FR" fo:font-style="normal" fo:font-weight="normal" officeooo:rsid="003a2eca"/>
    </style:style>
    <style:style style:name="T44" style:family="text">
      <style:text-properties fo:font-variant="normal" fo:text-transform="none" style:font-name="Liberation Serif" fo:font-size="12pt" fo:letter-spacing="normal" fo:language="fr" fo:country="FR" fo:font-style="normal" fo:font-weight="normal" officeooo:rsid="00406ae7"/>
    </style:style>
    <style:style style:name="T45" style:family="text">
      <style:text-properties fo:font-variant="normal" fo:text-transform="none" style:font-name="Liberation Serif" fo:font-size="12pt" fo:letter-spacing="normal" fo:language="fr" fo:country="FR" fo:font-style="normal" fo:font-weight="normal" officeooo:rsid="0040fe3c"/>
    </style:style>
    <style:style style:name="T46" style:family="text">
      <style:text-properties fo:font-variant="normal" fo:text-transform="none" style:font-name="Liberation Serif" fo:font-size="12pt" fo:letter-spacing="normal" fo:language="fr" fo:country="FR" fo:font-style="normal" fo:font-weight="normal" officeooo:rsid="00432e19"/>
    </style:style>
    <style:style style:name="T47" style:family="text">
      <style:text-properties fo:font-variant="normal" fo:text-transform="none" style:font-name="Liberation Serif" fo:font-size="12pt" fo:letter-spacing="normal" fo:language="fr" fo:country="FR" fo:font-style="normal" fo:font-weight="normal" officeooo:rsid="0045feac"/>
    </style:style>
    <style:style style:name="T48" style:family="text">
      <style:text-properties fo:font-variant="normal" fo:text-transform="none" style:font-name="Liberation Serif" fo:font-size="12pt" fo:letter-spacing="normal" fo:language="fr" fo:country="FR" fo:font-style="normal" fo:font-weight="normal" officeooo:rsid="0049fc19"/>
    </style:style>
    <style:style style:name="T49" style:family="text">
      <style:text-properties fo:font-variant="normal" fo:text-transform="none" style:font-name="Liberation Serif" fo:font-size="12pt" fo:letter-spacing="normal" fo:language="fr" fo:country="FR" fo:font-style="normal" fo:font-weight="normal" officeooo:rsid="004b9570"/>
    </style:style>
    <style:style style:name="T50" style:family="text">
      <style:text-properties fo:font-variant="normal" fo:text-transform="none" style:font-name="Liberation Serif" fo:font-size="12pt" fo:letter-spacing="normal" fo:language="fr" fo:country="FR" fo:font-style="normal" fo:font-weight="normal" officeooo:rsid="00501383"/>
    </style:style>
    <style:style style:name="T51" style:family="text">
      <style:text-properties fo:font-variant="normal" fo:text-transform="none" fo:color="#000000" style:font-name="Liberation Serif" fo:font-size="16pt" fo:letter-spacing="normal" fo:language="fr" fo:country="FR" fo:font-style="normal" fo:font-weight="normal" officeooo:rsid="002eed4a" style:font-size-asian="16pt" style:font-size-complex="16pt"/>
    </style:style>
    <style:style style:name="T52" style:family="text">
      <style:text-properties fo:font-variant="normal" fo:text-transform="none" fo:color="#000000" style:font-name="Liberation Serif" fo:font-size="16pt" fo:letter-spacing="normal" fo:language="fr" fo:country="FR" fo:font-style="normal" fo:font-weight="normal" officeooo:rsid="002eed4a" style:font-size-asian="16pt" style:font-size-complex="16pt" loext:padding="0in" loext:border="none"/>
    </style:style>
    <style:style style:name="T53" style:family="text">
      <style:text-properties fo:font-variant="normal" fo:text-transform="none" fo:color="#000000" style:font-name="Liberation Serif" fo:font-size="16pt" fo:letter-spacing="normal" fo:language="fr" fo:country="FR" fo:font-style="normal" fo:font-weight="normal" officeooo:rsid="0034ba7a" style:font-size-asian="16pt" style:font-size-complex="16pt"/>
    </style:style>
    <style:style style:name="T54" style:family="text">
      <style:text-properties fo:font-variant="normal" fo:text-transform="none" fo:color="#000000" style:font-name="Liberation Serif" fo:font-size="16pt" fo:letter-spacing="normal" fo:language="fr" fo:country="FR" fo:font-style="normal" fo:font-weight="normal" officeooo:rsid="003740a4" style:font-size-asian="16pt" style:font-size-complex="16pt"/>
    </style:style>
    <style:style style:name="T55" style:family="text">
      <style:text-properties fo:font-variant="normal" fo:text-transform="none" fo:color="#000000" style:font-name="Liberation Serif" fo:font-size="16pt" fo:letter-spacing="normal" fo:language="fr" fo:country="FR" fo:font-style="normal" fo:font-weight="normal" officeooo:rsid="003740a4" style:font-size-asian="16pt" style:font-size-complex="16pt" loext:padding="0in" loext:border="none"/>
    </style:style>
    <style:style style:name="T56" style:family="text">
      <style:text-properties officeooo:rsid="0040fe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Biologically Inspired Visual Odometer for Navigation of a Flying Robot</text:p>
      <text:p text:style-name="P32">Modélisation d’odométrie visuelle des abeilles et application sur un dirigeable à l’aide d’une caméra à 360°. On parle uniquement d’estimation d’état, le contrôle n’est pas abordé. Utile pour se repérer, la vision panoramique n’est peut-être pas requise.</text:p>
      <text:p text:style-name="P32"/>
      <text:p text:style-name="P7"><text:span text:style-name="T3">2) </text:span><text:span text:style-name="T2">Flying Display: Autonomous Blimp with Real-Time Visual Tracking and Image Projection</text:span></text:p>
      <text:p text:style-name="P32">Mise en équation d’un dirigeable, suivi visuel à partir d’une caméra extérieure et projection d’images dessus. Les équations sont détaillées et expliquées, elles devraient être utiles avec le contrôleur même si on n’utilise que les capteurs du robot. La projection d’images pourra servir pour plus tard, on y parle de comment ne pas avoir d’image distordue.</text:p>
      <text:p text:style-name="P32"/>
      <text:p text:style-name="P6"><text:span text:style-name="T4">3</text:span><text:span text:style-name="T3">) Flying over the reality gap: From simulated to real indoor airships</text:span></text:p>
      <text:p text:style-name="P33">Création d’un simulateur de dirigeable et mise en équation de ce dernier pour le contrôle, puis test sur réel. <text:span text:style-name="T35">Le dirigeable se repère avec une caméra. Les modélisations des forces sont très détaillées, devrait être très utile pour la modélisation. Cependant, le dirigeable possède un gyroscope.</text:span></text:p>
      <text:p text:style-name="P33"/>
      <text:p text:style-name="P8"><text:span text:style-name="T5">4</text:span><text:span text:style-name="T3">) D</text:span><text:span text:style-name="T5">evelopment</text:span><text:span text:style-name="T3"> </text:span><text:span text:style-name="T5">of an indoor blimp</text:span><text:span text:style-name="T3"> </text:span><text:span text:style-name="T5">robot with</text:span><text:span text:style-name="T3"> </text:span><text:span text:style-name="T5">internet-based</text:span><text:span text:style-name="T3"><text:line-break/></text:span><text:span text:style-name="T5">teleoperation capability</text:span></text:p>
      <text:p text:style-name="P34">Description d’un dirigeable téléopéré par internet et idée d’un algorithme de contrôle. Les dimensions du dirigeable sont semblables au nôtre mais il est plus lourd. Le poids des composants est détaillé. Le contrôle est correctement décrit mais n’a pas été testé sur robot réel.</text:p>
      <text:p text:style-name="P34"/>
      <text:p text:style-name="P9"><text:span text:style-name="T6">5</text:span><text:span text:style-name="T3">) </text:span><text:span text:style-name="T5">Developing a Low-Cost Autonomous Indoor Blimp</text:span></text:p>
      <text:p text:style-name="P34">Description d’un dirigeable <text:span text:style-name="T36">avec contrôleur d’altitude et évitement d’obstacles. Le dirigeable a une masse de 200g, les composants sont bien détaillés. Par contre il a plusieurs capteurs mais pas de caméra et utilise un filtre de Kalman. Plusieurs autres articles sont évoqués notamment dans la section 2 et [11] et [12]. Selon eux le PID n’est pas satisfaisant pour une altitude constante dans le cadre de courants d’air. Le contrôleur n’est pas très détaillé, probablement pas très utile sur ce point.</text:span></text:p>
      <text:p text:style-name="P34"/>
      <text:p text:style-name="P10"><text:span text:style-name="T7">6</text:span><text:span text:style-name="T3">) </text:span><text:span text:style-name="T5">Active Connection Mechanism for Soft Modular Robots</text:span></text:p>
      <text:p text:style-name="P36">Test de connexion entre deux modules déformables par électroadhésivité. On y explore le module de déformabilité, la taille des surfaces de contact et leur alignement entre elles. Je n’ai pas compris ce que cet article faisait là, peut-être en lien avec la toile du dirigeable.</text:p>
      <text:p text:style-name="P34"/>
      <text:p text:style-name="P24"><text:soft-page-break/><text:span text:style-name="T8">7</text:span><text:span text:style-name="T3">) </text:span><text:span text:style-name="T5">Autopilot Design for A Class of Miniature Autonomous Blimps</text:span></text:p>
      <text:p text:style-name="P37">Description d’un dirigeable particulièrement petit. Pistes d’autres articles pour étoffer la bibliographie. Le dirigeable est contrôlé à l’aide d’un PID bien détaillé, mais repose sur des capteurs tels qu’une IMU et pas de caméra.</text:p>
      <text:p text:style-name="P34"/>
      <text:p text:style-name="P11"><text:span text:style-name="T9">8</text:span><text:span text:style-name="T3">) </text:span><text:span text:style-name="T5">Doter nos futurs robots aériens de l’agilité des insectes</text:span></text:p>
      <text:p text:style-name="P38">Etat de l’art très détaillé orienté biomimétisme des drones aériens miniaturisés, des capteurs utilisés par les insectes volants et de leurs possibles applications dans le cadre de la microrobotique. On y trouve notamment une description détaillée de l’utilisation du flux optique pour le contrôle de trajectoire, peut être utile pour décollage/atterrissage.</text:p>
      <text:p text:style-name="P38"/>
      <text:p text:style-name="P12"><text:span text:style-name="T11">9</text:span><text:span text:style-name="T12">) </text:span><text:span text:style-name="T5">A</text:span><text:span text:style-name="T10">ugmented reality system</text:span></text:p>
      <text:p text:style-name="P39">Implémentation extrêmement dense d’un système de réalité augmentée notamment visuel sur un dirigeable par marqueurs fiduciaires. Très peu de chances pour que ça serve.</text:p>
      <text:p text:style-name="P34"/>
      <text:p text:style-name="P22"><text:span text:style-name="T13">10</text:span><text:span text:style-name="T12">) </text:span><text:span text:style-name="T15">Monocular Vision-based Human Following on Miniature Robotic Blimp</text:span></text:p>
      <text:p text:style-name="P47"><text:span text:style-name="T32"><text:s/></text:span><text:span text:style-name="T33">Utilisation d’un dirigeable pour la détection et le suivi de visages humains avec une caméra RGB (pas de distance). Dirigeable contrôlé par PID, estimation de la distance par algorithme. Présence d’une référence vers dirigeable avec caméra RGBD, d’un processus de communication avec le dirigeable et d’un algorithme de reconnaissance de visages.</text:span></text:p>
      <text:p text:style-name="P4"/>
      <text:p text:style-name="P13"><text:span text:style-name="T14">11</text:span><text:span text:style-name="T12">) </text:span><text:span text:style-name="T15">Toward fast prototyping of conformable and lightweight sensitive interfaces for robotic systems</text:span></text:p>
      <text:p text:style-name="P40">Diapo sur le labo ID-FAB et le projet ID-FLY. Quelques caractéristiques mais pas sûr qu’elles soient à jour.</text:p>
      <text:p text:style-name="P34"/>
      <text:p text:style-name="P23"><text:span text:style-name="T16">12</text:span><text:span text:style-name="T12">) </text:span><text:span text:style-name="T15">Autonomous flying blimp interaction with human in an indoor space</text:span></text:p>
      <text:p text:style-name="P41">Présentation d’un système de reconnaissance de commandes humaines par un dirigeable déjà présenté dans un autre article. La reconnaissance se fait par deep learning. Dirigeable déjà présenté donc pas forcément très intéressant mais notions psychos intéressantes, refs biblios sur zones intimes/familières/sociales et sur un dirigeable de scène.</text:p>
      <text:p text:style-name="P35"/>
      <text:p text:style-name="P14"><text:span text:style-name="T17">13</text:span><text:span text:style-name="T12">) </text:span><text:span text:style-name="T17">Miniature autonomous blimp</text:span></text:p>
      <text:p text:style-name="P42"><text:soft-page-break/>Présentation <text:span text:style-name="T37">extrêmement dense d’un dirigeable miniature circulaire avec caméra qui reconnaît des visages et des signes de main et se déplace en fonction des ordres qu’il comprend et de la position de l’humain. Tout a déjà été vu, certains passages sentent le copié-collé. Mention des descripteurs de Haal pour la reconnaissance. Utilisation de PID pour le contrôle.</text:span></text:p>
      <text:p text:style-name="P42"/>
      <text:p text:style-name="P15"><text:span text:style-name="T18">14</text:span><text:span text:style-name="T12">) </text:span><text:span text:style-name="T38">Disturbance compensation based controller for an indoor blimp robot</text:span></text:p>
      <text:p text:style-name="P45">Description très détaillée d’une modélisation et de contrôle de dirigeable en prenant en compte des perturbations. A utiliser pour le contrôle. Présence de beaucoup de pistes bilbios.</text:p>
      <text:p text:style-name="P43"/>
      <text:p text:style-name="P16"><text:span text:style-name="T19">15</text:span><text:span text:style-name="T12">) </text:span><text:span text:style-name="T51">Réalisation de la carte électronique pour motoriser un petit dirigeable au moyen de 4 hélices</text:span></text:p>
      <text:p text:style-name="P46">Rapport de stage d’une année précédente sur la réalisation de la carte à brancher à la raspberry pi pour faire fonctionner les 4 moteurs. Pas forcément très utile pour le travail mais présentation de l’entreprise, consommation de la carte.</text:p>
      <text:p text:style-name="P44"/>
      <text:p text:style-name="P17"><text:span text:style-name="T20">16</text:span><text:span text:style-name="T12">) </text:span><text:span text:style-name="T52">A Low-Cost, Open-Source, Robotic Airship for Education and Research</text:span><text:span text:style-name="T51"> </text:span></text:p>
      <text:p text:style-name="P48"><text:span text:style-name="T34">Etude de faisabilité d’un dirigeable du point de vue financier. Mesure d’échappement de l’hélium à travers la membrane, estimation du coût, contrôle simpliste. Présence de refs biblios et mention de ROS avec une raspberry pi zero. Lien de l’open source : </text:span><text:a xlink:type="simple" xlink:href="http://www.newdexterity.org/openairship" text:style-name="Internet_20_link" text:visited-style-name="Visited_20_Internet_20_Link"><text:span text:style-name="T39">http://www.newdexterity.org/openairship</text:span></text:a></text:p>
      <text:p text:style-name="P50"/>
      <text:p text:style-name="P18"><text:span text:style-name="T21">17</text:span><text:span text:style-name="T12">) </text:span><text:span text:style-name="T53">Ikeda Daizo blade-free drone</text:span></text:p>
      <text:p text:style-name="P49"><text:span text:style-name="T41">Images d’un dirigeable sphérique sans hélices avec projection d’images. Il est maintenu en l’air par un système de soufflerie et possède une raspberry pi zero. </text:span><text:span text:style-name="T42">Pas beaucoup de possibilités d’exploitation du document.</text:span></text:p>
      <text:p text:style-name="P51"/>
      <text:p text:style-name="P19"><text:span text:style-name="T22">18</text:span><text:span text:style-name="T12">) </text:span><text:span text:style-name="T54">Stage Antoine Gamblin</text:span></text:p>
      <text:p text:style-name="P55"><text:span text:style-name="T42">R</text:span><text:span text:style-name="T40">apport d’un précédent stagiaire sur la raspberry pi zero. Le niveau n’est pas très élevé mais schémas et protocoles. Au-delà de ça pas beaucoup d’utilité.</text:span></text:p>
      <text:p text:style-name="P2"/>
      <text:p text:style-name="P20"><text:span text:style-name="T22">1</text:span><text:span text:style-name="T23">9</text:span><text:span text:style-name="T12">) </text:span><text:span text:style-name="T55">Conception mécanique d’un mini ballon dirigeable destiné au vol</text:span><text:span text:style-name="T54"><text:line-break/></text:span><text:span text:style-name="T55">intérieur dans le cadre du projet NOVABOT</text:span></text:p>
      <text:p text:style-name="P56"><text:span text:style-name="T42">R</text:span><text:span text:style-name="T40">apport d’un précédent stagiaire sur la </text:span><text:span text:style-name="T43">conception et l’impression 3d de l’armature du dirigeable. Présence de petite biblio et justification de choix de matériau, mais pas beaucoup d’intérêt sinon.</text:span></text:p>
      <text:p text:style-name="P3"><text:soft-page-break/></text:p>
      <text:p text:style-name="P21"><text:span text:style-name="T24">20</text:span><text:span text:style-name="T12">) </text:span><text:span text:style-name="T55">Evolved neuromorphic radar-based altitude controller for an autonomous open-source blimp</text:span></text:p>
      <text:p text:style-name="P57"><text:span text:style-name="T43">P</text:span><text:span text:style-name="T40">résentation d’un dirigeable miniature contrôlé par réseau de neurones. Utilisation d’une raspberry pi 0 et de ROS, lien github à aller voir. Légère biblio, PID rapide mais sans doute pas très intéressant.</text:span></text:p>
      <text:p text:style-name="P52"/>
      <text:p text:style-name="P53">Conclusion : biblio assez complète sur l’état de l’art des dirigeables miniaturisés en robotique et en contrôle de ces derniers. Plusieurs types de contrôle : PID, réseau de neurones… Modèle GT-MAB assez proche de ce qu’on veut faire, trois articles dessus. Présence de mise en équations du système à étudier. Etude de conception, des matériaux présente. Estimation de pose à partir d’une caméra simple.</text:p>
      <text:p text:style-name="P53">Pistes d’amélioration : plus de liens avec le théâtre, psychoologie du robot proche, peut-être du path finding</text:p>
      <text:p text:style-name="P49"/>
      <text:p text:style-name="P25"><text:span text:style-name="T24">2</text:span><text:span text:style-name="T25">1</text:span><text:span text:style-name="T12">) </text:span><text:span text:style-name="T55">Parameter Identification of Blimp Dynamics through Swinging Motion</text:span></text:p>
      <text:p text:style-name="P54">Ar<text:span text:style-name="T56">t</text:span>icle sur GT-MAB et modélisation de sa dynamique pour les oscillations. Bonne bilbio en intro et calcul de la masse du dirigeable.</text:p>
      <text:p text:style-name="P5"/>
      <text:p text:style-name="P5"/>
      <text:p text:style-name="P26"><text:span text:style-name="T24">2</text:span><text:span text:style-name="T26">2</text:span><text:span text:style-name="T12">) Modeling and Control of Swing Oscillation of Underactuated Indoor</text:span></text:p>
      <text:p text:style-name="P27">Miniature Autonomous Blimps</text:p>
      <text:p text:style-name="P58"><text:span text:style-name="T44">Ar</text:span><text:span text:style-name="T45">t</text:span><text:span text:style-name="T44">icle sur GT-MAB et modélisation de sa dynamique pour les oscillations. </text:span><text:span text:style-name="T45">Sans doute pas intéressant pour nous, surtout que la modélisation est faite à partir de sa forme particulière, mais biblio vers d’autres modélisations pour oscillations.</text:span></text:p>
      <text:p text:style-name="P58"/>
      <text:p text:style-name="P26"><text:span text:style-name="T24">2</text:span><text:span text:style-name="T27">3</text:span><text:span text:style-name="T12">) A Deep Learning Approach to Localization for Navigation on a Miniature Autonomous Blimp</text:span></text:p>
      <text:p text:style-name="P59"><text:span text:style-name="T44">Ar</text:span><text:span text:style-name="T45">t</text:span><text:span text:style-name="T44">icle sur GT-MAB </text:span><text:span text:style-name="T46">pour estimer sa position à partir d’un réseau de neurones complexe. Nécessite de connaître l’environnement, utilisation d’un capteur laser pour connaître l’altitude, contrôle par PID.</text:span></text:p>
      <text:p text:style-name="P60"/>
      <text:p text:style-name="P28"><text:span text:style-name="T24">2</text:span><text:span text:style-name="T28">4</text:span><text:span text:style-name="T12">) Modeling and Identification of Coupled Translational and Rotational</text:span></text:p>
      <text:p text:style-name="P28"><text:span text:style-name="T12">Motion of Underactuated Indoor Miniature Autonomous Blimps</text:span></text:p>
      <text:p text:style-name="P60"><text:soft-page-break/><text:span text:style-name="T44">Ar</text:span><text:span text:style-name="T45">t</text:span><text:span text:style-name="T44">icle sur GT-MAB </text:span><text:span text:style-name="T47">et modélisation de sa dynamique. Protocole expériemental de capture vidéo pour identifier les paramètres.</text:span></text:p>
      <text:p text:style-name="P64"/>
      <text:p text:style-name="P29"><text:span text:style-name="T24">2</text:span><text:span text:style-name="T29">5</text:span><text:span text:style-name="T12">) Swing-Reducing Flight Control System for an Underactuated Indoor Miniature Autonomous Blimp</text:span></text:p>
      <text:p text:style-name="P61"><text:span text:style-name="T44">Ar</text:span><text:span text:style-name="T45">t</text:span><text:span text:style-name="T44">icle sur GT-MAB </text:span><text:span text:style-name="T47">, </text:span><text:span text:style-name="T48">présentation des méthodes de réduction de roulis/tangage pour le hardware et les algorithmes de contrôle.</text:span></text:p>
      <text:p text:style-name="P65"/>
      <text:p text:style-name="P30"><text:span text:style-name="T24">2</text:span><text:span text:style-name="T30">6</text:span><text:span text:style-name="T12">) Swing-Reducing Flight Control System for an Underactuated Indoor Miniature Autonomous Blimp</text:span></text:p>
      <text:p text:style-name="P62"><text:span text:style-name="T44">Ar</text:span><text:span text:style-name="T45">t</text:span><text:span text:style-name="T44">icle sur GT-MAB </text:span><text:span text:style-name="T47">, </text:span><text:span text:style-name="T48"><text:s/></text:span><text:span text:style-name="T49">modélisation des dynamiques pour plusieurs cas de comportements afin de prendre en compte ou non les oscillations. Alternance entre 4 PIDs pour le contrôle en fonction de 4 situations identifiées.</text:span></text:p>
      <text:p text:style-name="P68"/>
      <text:p text:style-name="P31"><text:span text:style-name="T24">2</text:span><text:span text:style-name="T31">7</text:span><text:span text:style-name="T12">) Human Pointing Motion during Interaction with an Autonomous Blimp</text:span></text:p>
      <text:p text:style-name="P63"><text:span text:style-name="T44">Ar</text:span><text:span text:style-name="T45">t</text:span><text:span text:style-name="T44">icle sur GT-MAB </text:span><text:span text:style-name="T47">, </text:span><text:span text:style-name="T48"><text:s/></text:span><text:span text:style-name="T50">test de suivi de bâton tenu par un humain avec le modème VITE. Intéressant mais utilise caméras extérieures.</text:span></text:p>
      <text:p text:style-name="P69"/>
      <text:p text:style-name="P66"/>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08:53:49.456942493</meta:creation-date>
    <dc:date>2023-06-21T16:18:31.057988437</dc:date>
    <meta:editing-duration>P1DT12H11M53S</meta:editing-duration>
    <meta:editing-cycles>32</meta:editing-cycles>
    <meta:generator>LibreOffice/6.4.7.2$Linux_X86_64 LibreOffice_project/40$Build-2</meta:generator>
    <meta:document-statistic meta:table-count="0" meta:image-count="0" meta:object-count="0" meta:page-count="5" meta:paragraph-count="58" meta:word-count="1357" meta:character-count="9035" meta:non-whitespace-character-count="7732"/>
  </office:meta>
</office:document-meta>
</file>